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8080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1.5cm" svg:height="1cm" svg:x="2.5cm" svg:y="1cm">
          <text:p text:style-name="P1"><text:span text:style-name="T1">A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1" draw:layer="layout" svg:width="1.5cm" svg:height="0.5cm" svg:x="2.5cm" svg:y="2cm">
          <text:p text:style-name="P1"><text:span text:style-name="T1">H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1.5cm" svg:height="0.75cm" svg:x="6.5cm" svg:y="2.25cm">
          <text:p text:style-name="P1"><text:span text:style-name="T1">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4" draw:layer="layout" svg:width="1.5cm" svg:height="1cm" svg:x="6.5cm" svg:y="4.5cm">
          <text:p text:style-name="P1"><text:span text:style-name="T1">Lo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1.5cm" svg:height="0.75cm" svg:x="6.5cm" svg:y="1.5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cm" svg:y1="2.25cm" svg:x2="6.5cm" svg:y2="2.625cm" draw:start-shape="id1" draw:start-glue-point="1" draw:end-shape="id2" draw:end-glue-point="3" svg:d="m4000 2250h1250v375h1250">
          <text:p/>
        </draw:connector>
        <draw:connector draw:style-name="gr4" draw:text-style-name="P1" draw:layer="layout" svg:x1="2.5cm" svg:y1="1.5cm" svg:x2="2.5cm" svg:y2="2.25cm" draw:start-shape="id3" draw:start-glue-point="3" draw:end-shape="id1" draw:end-glue-point="3" svg:d="m2500 1500h-501v750h501">
          <text:p/>
        </draw:connector>
        <draw:connector draw:style-name="gr5" draw:text-style-name="P1" draw:layer="layout" svg:x1="7.25cm" svg:y1="3cm" svg:x2="7.249cm" svg:y2="4.5cm" draw:start-shape="id2" draw:start-glue-point="2" draw:end-shape="id4" draw:end-glue-point="5" svg:d="m7250 3000v750h-1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08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30T12:21:20</meta:creation-date>
    <dc:date>2010-09-30T13:15:45</dc:date>
    <meta:editing-duration>PT00H52M45S</meta:editing-duration>
    <meta:editing-cycles>6</meta:editing-cycles>
    <meta:generator>OpenOffice.org/3.1$Unix OpenOffice.org_project/310m19$Build-9420</meta:generator>
    <meta:document-statistic meta:object-count="8"/>
  </office:meta>
</office:document-meta>
</file>